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3.718cm"/>
    </style:style>
    <style:style style:name="co5" style:family="table-column">
      <style:table-column-properties fo:break-before="auto" style:column-width="4.272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4.383cm"/>
    </style:style>
    <style:style style:name="ro3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ass@1" table:style-name="ta1" table:print="false">
        <table:table-column table:style-name="co3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2">
          <table:table-cell table:style-name="ce2" office:value-type="string">
            <text:p>Problem</text:p>
          </table:table-cell>
          <table:table-cell table:style-name="ce2" office:value-type="string">
            <text:p>k</text:p>
          </table:table-cell>
          <table:table-cell table:style-name="ce2" office:value-type="string">
            <text:p>Bestanden</text:p>
          </table:table-cell>
          <table:table-cell table:style-name="ce2" office:value-type="string">
            <text:p><text:a xlink:href="mailto:pass@k">pass@k</text:a></text:p>
          </table:table-cell>
          <table:table-cell table:style-name="ce2" table:number-columns-repeated="1020"/>
        </table:table-row>
        <table:table-row table:style-name="ro4">
          <table:table-cell office:value-type="string">
            <text:p>php/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4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6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4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correct samples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4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4"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Summary simple LLM</text:p>
          </table:table-cell>
          <table:table-cell office:value-type="string">
            <text:p><text:s/>0.4500</text:p>
          </table:table-cell>
          <table:table-cell table:number-columns-repeated="1022"/>
        </table:table-row>
        <table:table-row table:style-name="ro4">
          <table:table-cell office:value-type="string">
            <text:p>Summary LLM</text:p>
          </table:table-cell>
          <table:table-cell office:value-type="string">
            <text:p>0.08999999999999998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2">
          <table:table-cell table:style-name="ce2" office:value-type="string">
            <text:p>Problem</text:p>
          </table:table-cell>
          <table:table-cell table:style-name="ce2" office:value-type="string">
            <text:p>k</text:p>
          </table:table-cell>
          <table:table-cell table:style-name="ce2" office:value-type="string">
            <text:p>Bestanden</text:p>
          </table:table-cell>
          <table:table-cell table:style-name="ce2" office:value-type="string">
            <text:p><text:a xlink:href="mailto:pass@k">pass@k</text:a></text:p>
          </table:table-cell>
          <table:table-cell table:style-name="ce2" table:number-columns-repeated="1020"/>
        </table:table-row>
        <table:table-row table:style-name="ro4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4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correct samples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4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4">
          <table:table-cell office:value-type="string">
            <text:p>k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4">
          <table:table-cell office:value-type="string">
            <text:p>Summary simple LLM</text:p>
          </table:table-cell>
          <table:table-cell office:value-type="string">
            <text:p><text:s/>0.6125</text:p>
          </table:table-cell>
          <table:table-cell table:number-columns-repeated="1022"/>
        </table:table-row>
        <table:table-row table:style-name="ro4">
          <table:table-cell office:value-type="string">
            <text:p>Summary LLM</text:p>
          </table:table-cell>
          <table:table-cell office:value-type="string">
            <text:p>0.6125</text:p>
          </table:table-cell>
          <table:table-cell table:number-columns-repeated="1022"/>
        </table:table-row>
      </table:table>
      <table:table table:name="pass@10" table:style-name="ta1" table:print="false"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3">
          <table:table-cell office:value-type="string">
            <text:p>Problem</text:p>
          </table:table-cell>
          <table:table-cell office:value-type="string">
            <text:p>Ausgewählte Problem</text:p>
          </table:table-cell>
          <table:table-cell office:value-type="string">
            <text:p>Erst Bestanden</text:p>
          </table:table-cell>
          <table:table-cell office:value-type="string">
            <text:p>Bestanden</text:p>
          </table:table-cell>
          <table:table-cell office:value-type="string">
            <text:p>Bestanden gesamt</text:p>
          </table:table-cell>
          <table:table-cell office:value-type="string">
            <text:p><text:a xlink:href="mailto:pass@k">pass@k</text:a>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9">19.01.2025</text:date>, <text:time>15:50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1:26:12.46</meta:creation-date>
    <dc:date>2025-01-19T15:50:35.97</dc:date>
    <dc:creator>W. Pahl</dc:creator>
    <meta:editing-duration>PT1H13M29S</meta:editing-duration>
    <meta:editing-cycles>12</meta:editing-cycles>
    <meta:generator>OpenOffice/4.1.15$Win32 OpenOffice.org_project/4115m2$Build-9813</meta:generator>
    <meta:document-statistic meta:table-count="3" meta:cell-count="678" meta:object-count="0"/>
  </office:meta>
</office:document-meta>
</file>